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line-height="150%" fo:text-align="justify" style:justify-single-word="false" fo:background-color="transparent" style:shadow="none"/>
      <style:text-properties style:font-name="arial" officeooo:rsid="0004a20c" officeooo:paragraph-rsid="0004a20c"/>
    </style:style>
    <style:style style:name="P2" style:family="paragraph" style:parent-style-name="Standard" style:master-page-name="">
      <loext:graphic-properties draw:fill="none"/>
      <style:paragraph-properties fo:line-height="150%" fo:text-align="center" style:justify-single-word="false" style:page-number="auto" fo:background-color="transparent" style:shadow="none"/>
      <style:text-properties style:font-name="arial" officeooo:rsid="0004a20c" officeooo:paragraph-rsid="0004a20c"/>
    </style:style>
    <style:style style:name="P3" style:family="paragraph" style:parent-style-name="Standard" style:list-style-name="L1">
      <loext:graphic-properties draw:fill="none"/>
      <style:paragraph-properties fo:line-height="150%" fo:text-align="justify" style:justify-single-word="false" fo:background-color="transparent" style:shadow="none"/>
      <style:text-properties style:font-name="arial" fo:font-weight="normal" officeooo:rsid="00083f18" officeooo:paragraph-rsid="00083f18" style:font-weight-asian="normal" style:font-weight-complex="normal"/>
    </style:style>
    <style:style style:name="P4" style:family="paragraph" style:parent-style-name="Standard" style:list-style-name="L1">
      <loext:graphic-properties draw:fill="none"/>
      <style:paragraph-properties fo:line-height="150%" fo:text-align="justify" style:justify-single-word="false" fo:background-color="transparent" style:shadow="none"/>
      <style:text-properties style:font-name="arial" fo:font-weight="normal" officeooo:rsid="00091533" officeooo:paragraph-rsid="00091533" style:font-weight-asian="normal" style:font-weight-complex="normal"/>
    </style:style>
    <style:style style:name="T1" style:family="text">
      <style:text-properties officeooo:rsid="000756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›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tatística Descritiva <text:span text:style-name="T1">Multivariada</text:span> – Resumo</text:p>
      <text:p text:style-name="P1"/>
      <text:list xml:id="list2655099827" text:style-name="L1">
        <text:list-item>
          <text:p text:style-name="P3">Amostra possui mais de uma variável</text:p>
        </text:list-item>
        <text:list-item>
          <text:p text:style-name="P3">Correlação</text:p>
          <text:list>
            <text:list-item>
              <text:p text:style-name="P3">Medida padronizada da relação entre duas variáveis.</text:p>
            </text:list-item>
            <text:list-item>
              <text:p text:style-name="P3">Indica a força e a direção do relacionamento de duas variáveis aleatórias</text:p>
            </text:list-item>
          </text:list>
        </text:list-item>
        <text:list-item>
          <text:p text:style-name="P3">Correlação de Spearman</text:p>
          <text:list>
            <text:list-item>
              <text:p text:style-name="P3">Avalia a relação monotônica entre duas variáveis contínuas ou ordinais.</text:p>
            </text:list-item>
            <text:list-item>
              <text:p text:style-name="P3">Relações monotônicas variáveis</text:p>
              <text:list>
                <text:list-item>
                  <text:p text:style-name="P3">Mudam juntas mas não, necessariamente, a uma taxa constante.</text:p>
                </text:list-item>
                <text:list-item>
                  <text:p text:style-name="P3">O coeficiente de correlação de Spearman baseia-se nos valores classificados de cada variável, em vez de os dados brutos.</text:p>
                </text:list-item>
              </text:list>
            </text:list-item>
          </text:list>
        </text:list-item>
        <text:list-item>
          <text:p text:style-name="P3">Correlação de Pearson</text:p>
          <text:list>
            <text:list-item>
              <text:p text:style-name="P3">Relação linear entre duas variáveis contínuas.</text:p>
            </text:list-item>
            <text:list-item>
              <text:p text:style-name="P3">Relação linear:</text:p>
              <text:list>
                <text:list-item>
                  <text:p text:style-name="P3">Mudança em uma variável é associada a uma mudança proporcional na outra variável.</text:p>
                </text:list-item>
              </text:list>
            </text:list-item>
          </text:list>
        </text:list-item>
        <text:list-item>
          <text:p text:style-name="P4">Correlação</text:p>
          <text:list>
            <text:list-item>
              <text:p text:style-name="P4">Duas variáveis que estão perfeitamente correlacionadas positivamente (r=1) movem-se essencialmente em perfeita proporção na mesma direção.</text:p>
            </text:list-item>
            <text:list-item>
              <text:p text:style-name="P4">Dois conjunto que estão perfeitamente correlacionados negativamente (r=-1) movem-se em perfeita proporção em direções oposta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4:13:43.931575029</meta:creation-date>
    <dc:title>ABNT - Arial</dc:title>
    <meta:editing-duration>PT38M24S</meta:editing-duration>
    <meta:editing-cycles>6</meta:editing-cycles>
    <meta:generator>LibreOffice/6.0.7.3$Linux_X86_64 LibreOffice_project/00m0$Build-3</meta:generator>
    <dc:date>2020-04-21T16:18:36.567188925</dc:date>
    <meta:document-statistic meta:table-count="0" meta:image-count="0" meta:object-count="0" meta:page-count="1" meta:paragraph-count="17" meta:word-count="146" meta:character-count="969" meta:non-whitespace-character-count="855"/>
    <meta:template xlink:type="simple" xlink:actuate="onRequest" xlink:title="ABNT - Arial" xlink:href="../../../../../../.config/libreoffice/4/user/template/ABNT%20-%20Arial.ott" meta:date="2020-04-21T14:13:40.601717477"/>
  </office:meta>
</office:document-meta>
</file>